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Courier, monospace"/>
    <style:font-face style:name="Georgia" svg:font-family="Georgia, Utopia, 'Palatino Linotype', Palatino, serif"/>
    <style:font-face style:name="PT Sans Narrow" svg:font-family="'PT Sans Narrow', 'Avenir Next Condensed', 'Arial Narrow', sans-serif"/>
    <style:font-face style:name="PT Sans" svg:font-family="'PT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856f" officeooo:paragraph-rsid="0018856f"/>
    </style:style>
    <style:style style:name="P2" style:family="paragraph" style:parent-style-name="Standard">
      <style:text-properties fo:font-size="18pt" officeooo:rsid="0018856f" officeooo:paragraph-rsid="0018856f" style:font-size-asian="18pt" style:font-size-complex="18pt"/>
    </style:style>
    <style:style style:name="P3" style:family="paragraph" style:parent-style-name="Standard">
      <style:paragraph-properties fo:text-align="center" style:justify-single-word="false"/>
      <style:text-properties fo:font-size="22pt" officeooo:rsid="0018856f" officeooo:paragraph-rsid="0018856f" style:font-size-asian="22pt" style:font-size-complex="22pt"/>
    </style:style>
    <style:style style:name="P4" style:family="paragraph" style:parent-style-name="Standard">
      <style:text-properties fo:font-size="12pt" officeooo:rsid="0018856f" officeooo:paragraph-rsid="0018856f" style:font-size-asian="10.5pt" style:font-size-complex="12pt"/>
    </style:style>
    <style:style style:name="P5" style:family="paragraph" style:parent-style-name="Standard">
      <style:text-properties style:font-name="Liberation Serif" fo:font-size="12pt" officeooo:rsid="0018856f" officeooo:paragraph-rsid="0018856f" style:font-size-asian="10.5pt" style:font-size-complex="12pt"/>
    </style:style>
    <style:style style:name="P6" style:family="paragraph" style:parent-style-name="Standard">
      <style:text-properties officeooo:paragraph-rsid="0018856f"/>
    </style:style>
    <style:style style:name="P7" style:family="paragraph" style:parent-style-name="Standard">
      <style:paragraph-properties fo:margin-left="0cm" fo:margin-right="0cm" fo:orphans="2" fo:widows="2" fo:text-indent="0cm" style:auto-text-indent="false"/>
      <style:text-properties fo:font-variant="normal" fo:text-transform="none" fo:color="#222222" loext:opacity="100%" style:font-name="Liberation Serif" fo:font-size="12pt" fo:letter-spacing="normal" fo:font-style="normal" fo:font-weight="normal" style:font-size-asian="12pt" style:font-size-complex="12pt"/>
    </style:style>
    <style:style style:name="P8"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222222" loext:opacity="100%" style:font-name="Liberation Serif" fo:font-size="12pt" fo:letter-spacing="normal" fo:font-style="normal" fo:font-weight="normal" style:font-size-asian="12pt" style:font-size-complex="12pt"/>
    </style:style>
    <style:style style:name="P9" style:family="paragraph" style:parent-style-name="Standard">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10" style:family="paragraph" style:parent-style-name="Text_20_body">
      <style:text-properties fo:font-variant="normal" fo:text-transform="none" fo:color="#222222" loext:opacity="100%" style:font-name="Liberation Serif" fo:font-size="12pt" fo:letter-spacing="normal" fo:font-style="normal" fo:font-weight="normal" officeooo:rsid="0018856f" officeooo:paragraph-rsid="0018856f"/>
    </style:style>
    <style:style style:name="P11" style:family="paragraph" style:parent-style-name="Text_20_body">
      <style:text-properties fo:font-variant="normal" fo:text-transform="none" fo:color="#222222" loext:opacity="100%" style:font-name="Liberation Serif" fo:font-size="12pt" fo:letter-spacing="normal" fo:font-style="normal" fo:font-weight="normal" officeooo:rsid="0018856f" officeooo:paragraph-rsid="0018856f" style:font-size-asian="10.5pt" style:font-size-complex="12pt"/>
    </style:style>
    <style:style style:name="P12" style:family="paragraph" style:parent-style-name="Text_20_body">
      <style:text-properties style:font-name="Liberation Serif" fo:font-size="12pt" officeooo:rsid="0018856f" officeooo:paragraph-rsid="0018856f" style:font-size-asian="10.5pt" style:font-size-complex="12pt"/>
    </style:style>
    <style:style style:name="P13" style:family="paragraph" style:parent-style-name="Text_20_body" style:list-style-name="L1">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22222" loext:opacity="100%" style:font-name="Liberation Serif" fo:font-size="12pt" fo:letter-spacing="normal" fo:font-style="normal" fo:font-weight="normal"/>
    </style:style>
    <style:style style:name="P14" style:family="paragraph" style:parent-style-name="Text_20_body" style:list-style-name="L2">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22222" loext:opacity="100%" style:font-name="Liberation Serif" fo:font-size="12pt" fo:letter-spacing="normal" fo:font-style="normal" fo:font-weight="normal"/>
    </style:style>
    <style:style style:name="P15"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2222" loext:opacity="100%" style:font-name="Liberation Serif"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style>
    <style:style style:name="P17" style:family="paragraph" style:parent-style-name="Text_20_body" style:list-style-name="L1">
      <style:paragraph-properties fo:margin-left="0cm" fo:margin-right="0cm" fo:margin-top="0cm" fo:margin-bottom="0cm" style:contextual-spacing="false" fo:line-height="160%" fo:orphans="2" fo:widows="2" fo:text-indent="0cm" style:auto-text-indent="false" fo:padding="0cm" fo:border="none"/>
      <style:text-properties style:font-name="Liberation Serif"/>
    </style:style>
    <style:style style:name="P18"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size="12pt" officeooo:rsid="0018856f" officeooo:paragraph-rsid="0018856f" style:font-size-asian="10.5pt" style:font-size-complex="12pt"/>
    </style:style>
    <style:style style:name="P19" style:family="paragraph" style:parent-style-name="Text_20_body" style:list-style-name="L3">
      <style:paragraph-properties fo:margin-left="0cm" fo:margin-right="0cm" fo:text-align="justify" style:justify-single-word="false" fo:orphans="2" fo:widows="2" fo:text-indent="0cm" style:auto-text-indent="false" fo:padding="0cm" fo:border="none"/>
      <style:text-properties fo:font-variant="normal" fo:text-transform="none" fo:color="#222222" loext:opacity="100%" style:font-name="Liberation Serif" fo:font-size="12pt" fo:letter-spacing="normal" fo:font-style="normal" fo:font-weight="normal" style:font-size-asian="12pt" style:font-size-complex="12pt"/>
    </style:style>
    <style:style style:name="T1" style:family="text">
      <style:text-properties fo:font-variant="normal" fo:text-transform="none" fo:color="#222222" loext:opacity="100%" style:font-name="PT Sans" fo:font-size="12pt" fo:letter-spacing="normal" fo:font-style="normal" fo:font-weight="normal"/>
    </style:style>
    <style:style style:name="T2" style:family="text">
      <style:text-properties fo:font-variant="normal" fo:text-transform="none" fo:color="#222222" loext:opacity="100%" fo:font-size="12pt" fo:letter-spacing="normal" fo:font-style="normal" fo:font-weight="normal"/>
    </style:style>
    <style:style style:name="T3" style:family="text">
      <style:text-properties fo:font-variant="normal" fo:text-transform="none" fo:color="#737272" loext:opacity="100%" style:font-name="PT Sans Narrow" fo:letter-spacing="normal" fo:font-style="normal" fo:font-weight="normal"/>
    </style:style>
    <style:style style:name="T4" style:family="text">
      <style:text-properties fo:font-variant="normal" fo:text-transform="none" fo:color="#737272" loext:opacity="100%" style:font-name="PT Sans Narrow" fo:letter-spacing="normal" fo:font-style="normal" fo:font-weight="bold"/>
    </style:style>
    <style:style style:name="T5" style:family="text">
      <style:text-properties fo:font-variant="normal" fo:text-transform="none" fo:color="#737272" loext:opacity="100%" fo:letter-spacing="normal" fo:font-style="normal" fo:font-weight="normal"/>
    </style:style>
    <style:style style:name="T6" style:family="text">
      <style:text-properties fo:font-variant="normal" fo:text-transform="none" fo:color="#737272" loext:opacity="100%" fo:letter-spacing="normal" fo:font-style="normal" fo:font-weight="normal" style:font-weight-asian="normal" style:font-weight-complex="normal"/>
    </style:style>
    <style:style style:name="T7" style:family="text">
      <style:text-properties fo:font-variant="normal" fo:text-transform="none" fo:color="#737272" loext:opacity="100%" fo:letter-spacing="normal" fo:font-style="normal" fo:font-weight="bold"/>
    </style:style>
    <style:style style:name="T8" style:family="text">
      <style:text-properties fo:font-variant="normal" fo:text-transform="none" fo:color="#737272" loext:opacity="100%" style:font-name="Liberation Serif" fo:letter-spacing="normal" fo:font-style="normal" fo:font-weight="normal"/>
    </style:style>
    <style:style style:name="T9" style:family="text">
      <style:text-properties fo:font-variant="normal" fo:text-transform="none" fo:color="#737272" loext:opacity="100%" style:font-name="Liberation Serif" fo:letter-spacing="normal" fo:font-style="normal" fo:font-weight="normal" style:font-weight-asian="normal" style:font-weight-complex="normal"/>
    </style:style>
    <style:style style:name="T10" style:family="text">
      <style:text-properties fo:font-variant="normal" fo:text-transform="none" fo:color="#737272" loext:opacity="100%" style:font-name="Liberation Serif" fo:letter-spacing="normal" fo:font-style="normal" fo:font-weight="bold"/>
    </style:style>
    <style:style style:name="T11" style:family="text">
      <style:text-properties fo:font-variant="normal" fo:text-transform="none" fo:color="#737272" loext:opacity="100%" style:font-name="Liberation Serif" fo:letter-spacing="normal" fo:font-style="normal" fo:font-weight="bold" style:font-weight-asian="bold" style:font-weight-complex="bold"/>
    </style:style>
    <style:style style:name="T12" style:family="text">
      <style:text-properties fo:font-variant="normal" fo:text-transform="none" fo:color="#737272" loext:opacity="100%" style:font-name="Liberation Serif" fo:font-size="18pt" fo:letter-spacing="normal" fo:font-style="normal" fo:font-weight="normal" officeooo:rsid="0018856f" style:font-size-asian="18pt" style:font-size-complex="18pt"/>
    </style:style>
    <style:style style:name="T13" style:family="text">
      <style:text-properties fo:font-variant="normal" fo:text-transform="none" fo:color="#008cba" loext:opacity="100%" style:text-line-through-style="none" style:text-line-through-type="none" style:font-name="PT Sans Narrow" fo:letter-spacing="normal" fo:font-style="normal" style:text-underline-style="none" fo:font-weight="normal" style:text-blinking="false"/>
    </style:style>
    <style:style style:name="T14" style:family="text">
      <style:text-properties fo:font-variant="normal" fo:text-transform="none" fo:color="#008cba" loext:opacity="100%" style:text-line-through-style="none" style:text-line-through-type="none" fo:letter-spacing="normal" fo:font-style="normal" style:text-underline-style="none" fo:font-weight="normal" style:text-blinking="false"/>
    </style:style>
    <style:style style:name="T15" style:family="text">
      <style:text-properties fo:font-variant="normal" fo:text-transform="none" fo:letter-spacing="normal" fo:font-style="normal" fo:font-weight="normal"/>
    </style:style>
    <style:style style:name="T16" style:family="text">
      <style:text-properties fo:font-weight="bold"/>
    </style:style>
    <style:style style:name="T17" style:family="text">
      <style:text-properties fo:color="#737272" loext:opacity="100%"/>
    </style:style>
    <style:style style:name="T18" style:family="text">
      <style:text-properties fo:color="#737272" loext:opacity="100%" style:font-name="Liberation Serif"/>
    </style:style>
    <style:style style:name="T19" style:family="text">
      <style:text-properties style:font-name="Courier New"/>
    </style:style>
    <style:style style:name="T20" style:family="text">
      <style:text-properties fo:font-size="18pt" officeooo:rsid="0018856f" style:font-size-asian="18pt" style:font-size-complex="18pt"/>
    </style:style>
    <style:style style:name="T21" style:family="text">
      <style:text-properties officeooo:rsid="0018b29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1">Arquitectura</text:span> cliente-servidor</text:p>
      <text:p text:style-name="P3"/>
      <text:p text:style-name="P12"><text:span text:style-name="T5">La </text:span><text:span text:style-name="Strong_20_Emphasis"><text:span text:style-name="T6">arquitectura cliente servidor</text:span></text:span><text:span text:style-name="T5"> tiene dos partes claramente diferenciadas, por un lado la parte del servidor y por otro la parte de cliente o grupo de clientes donde lo habitual es que un </text:span><text:a xlink:type="simple" xlink:href="https://blog.infranetworking.com/que-es-un-servidor/" office:target-frame-name="_self" xlink:show="replace" text:style-name="Internet_20_link" text:visited-style-name="Visited_20_Internet_20_Link"><text:span text:style-name="T14">servidor</text:span></text:a><text:span text:style-name="T5"> sea una máquina bastante potente con un hardware y software específico que actúa de depósito de datos y funcione como un sistema gestor de base de datos o aplicaciones.</text:span></text:p>
      <text:p text:style-name="P18"><text:span text:style-name="T8">En esta arquitectura </text:span><text:span text:style-name="Strong_20_Emphasis"><text:span text:style-name="T9">el cliente suele ser estaciones de trabajo</text:span></text:span><text:span text:style-name="T8"> que solicitan varios servicios al servidor, mientras que</text:span><text:span text:style-name="T11"> </text:span><text:span text:style-name="Strong_20_Emphasis"><text:span text:style-name="T11">un servidor es una máquina que actúa como depósito de datos</text:span></text:span><text:span text:style-name="T11"> </text:span><text:span text:style-name="T8">y funciona como un sistema gestor de base de datos, este </text:span><text:span text:style-name="Strong_20_Emphasis"><text:span text:style-name="T10">se encarga de dar la respuesta demandada por el cliente</text:span></text:span><text:span text:style-name="T8">.</text:span></text:p>
      <text:p text:style-name="P1"/>
      <text:p text:style-name="P6"><text:span text:style-name="T20">1. Características</text:span></text:p>
      <text:p text:style-name="P6"><text:span text:style-name="T12"/></text:p>
      <text:p text:style-name="P9">1. El Cliente y el Servidor pueden actuar como una sola entidad y también pueden actuar como entidades separadas, realizando actividades o tareas independientes.</text:p>
      <text:p text:style-name="P7">2. Las Funciones de Cliente y Servidor pueden estar en plataformas separadas, o en la misma plataforma.</text:p>
      <text:p text:style-name="P7">Para ver el gráfico seleccione la opción "Descargar" del menú superior</text:p>
      <text:p text:style-name="P7">3. Un servidor da servicio a múltiples clientes en forma concurrente.</text:p>
      <text:p text:style-name="P7">4. Cada plataforma puede ser escalable independientemente. Los cambios realizados en las plataformas de los Clientes o de los Servidores, ya sean por actualización o por reemplazo tecnológico, se realizan de una manera transparente para el usuario final.</text:p>
      <text:p text:style-name="P7">5. La interrelación entre el hardware y el software están basados en una infraestructura poderosa, de tal forma que el acceso a los recursos de la red no muestra la complejidad de los diferentes tipos de formatos de datos y de los protocolos.</text:p>
      <text:p text:style-name="P7">6. Un sistema de servidores realiza múltiples funciones al mismo tiempo que presenta una imagen de un solo sistema a las estaciones Clientes<text:span text:style-name="T16">.</text:span> Esto se logra combinando los recursos de cómputo que se encuentran físicamente separados en un solo sistema lógico, proporcionando de esta manera el servicio más efectivo para el usuario final.</text:p>
      <text:p text:style-name="P7">También es importante hacer notar que las funciones Cliente/Servidor pueden ser dinámicas. Ejemplo, un servidor puede convertirse en cliente cuando realiza la solicitud de servicios a otras plataformas dentro de la red.</text:p>
      <text:p text:style-name="P7">Su capacidad para permitir integrar los equipos ya existentes en una organización, dentro de una arquitectura informatica descentralizada y heterogénea.</text:p>
      <text:p text:style-name="P7">7. Además se constituye como el nexo de unión mas adecuado para reconciliar los sistemas de información basados en mainframes o minicomputadores, con aquellos otros sustentados en entornos informáticos pequeños y estaciones de trabajo.</text:p>
      <text:p text:style-name="P8">8. Designa un modelo de construcción de sistemas informáticos de carácter distribuido.</text:p>
      <text:list xml:id="list263988177" text:style-name="L3">
        <text:list-item>
          <text:p text:style-name="P15">Su representación típica es un centro de trabajo (PC), en donde el usuario dispone de sus propias aplicaciones de oficina y sus propias bases de datos, sin dependencia directa del sistema central de información de la organización, al tiempo que puede acceder a los</text:p>
        </text:list-item>
        <text:list-item>
          <text:p text:style-name="P19">recursos de este host central y otros sistemas de la organización ponen a su servicio.</text:p>
        </text:list-item>
      </text:list>
      <text:p text:style-name="P16"><text:span text:style-name="T8"/></text:p>
      <text:p text:style-name="P5"><text:soft-page-break/></text:p>
      <text:p text:style-name="P2"/>
      <text:p text:style-name="P2">2. Ventajas</text:p>
      <text:p text:style-name="P1"/>
      <text:p text:style-name="P10">- Facilita la integración entre diferentes sistemas y comparte información permitiendo por ejemplo que las máquinas ya existentes puedan ser utilizadas mediante una interfaz más amigable para el usuario. De esta manera podemos integrar varias PCs con sistemas medianos y grandes sin necesidad de que todos tengan que utilizar el mismo sistema operativo.</text:p>
      <text:list xml:id="list1492397257" text:style-name="L1">
        <text:list-header>
          <text:p text:style-name="P17"><text:span text:style-name="T2">- Al favorecer el uso de las interfaz de gráficas interactivas, los sistemas construidos bajo este esquema tienen una mayor interacción con el usuario.</text:span></text:p>
          <text:p text:style-name="P13">- La estructura modular facilita de más la integración de nuevas tecnologías y el crecimiento de la infraestructura computacional favoreciendo así la estabilidad de las soluciones.</text:p>
          <text:p text:style-name="P13">- El modelo cliente servidor permite además proporcionar a las diferentes áreas de una empresa generar un orden de trabajo en donde cada sector puede trabajar en su área pero accediendo al mismo servidor e información que los demás sin generar conflictos. Esto es de gran utilidad ya que si ponemos como ejemplo una empresa con varios empleados al momento de trabajar es importante que todos puedan hacerlo en simultáneo.</text:p>
        </text:list-header>
      </text:list>
      <text:p text:style-name="P1"/>
      <text:p text:style-name="P1"><text:s/></text:p>
      <text:p text:style-name="P2">3. Inconvenientes</text:p>
      <text:p text:style-name="P4"/>
      <text:p text:style-name="P11">- Requiere habilidad para que un servidor sea reparado. Por ejemplo si un problema ocurre en la red, se requiere de alguien con un amplio de esta para poder repararla en su totalidad para así dejar que la información y el correcto funcionamiento siga su flujo.</text:p>
      <text:list xml:id="list3772515373" text:style-name="L2">
        <text:list-header>
          <text:p text:style-name="P14">- Otro problema es la seguridad, el hecho que se comparte canales de información entre servidores y clientes requieren que estas pasen por procesos de validación, es decir protocolos de seguridad que pueden tener algún tipo de puerta abierta permitiendo que se generen daños físicos, amenazas o ataques de malware.</text:p>
          <text:p text:style-name="P14">- Este modelo representa una limitación importante en cuanto a los costos económicos debido a que estos servidores son computadoras de alto nivel con un hardware y software específicos para poder dar un correcto funcionamiento a nuestras aplicaciones. Algo importante a destacar es que no solo es caro a la hora de solucionar problemas como mencionamos antes, sino que también tiene un costo elevado para reemplazar componentes que estén averiados.</text:p>
        </text:list-header>
      </text:list>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Courier, monospace"/>
    <style:font-face style:name="Georgia" svg:font-family="Georgia, Utopia, 'Palatino Linotype', Palatino, serif"/>
    <style:font-face style:name="PT Sans Narrow" svg:font-family="'PT Sans Narrow', 'Avenir Next Condensed', 'Arial Narrow', sans-serif"/>
    <style:font-face style:name="PT Sans" svg:font-family="'PT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20:06:16.582000000</meta:creation-date>
    <dc:date>2021-10-04T20:15:27.237000000</dc:date>
    <meta:editing-duration>PT9M10S</meta:editing-duration>
    <meta:editing-cycles>2</meta:editing-cycles>
    <meta:generator>LibreOffice/7.1.4.2$Windows_X86_64 LibreOffice_project/a529a4fab45b75fefc5b6226684193eb000654f6</meta:generator>
    <meta:document-statistic meta:table-count="0" meta:image-count="0" meta:object-count="0" meta:page-count="2" meta:paragraph-count="27" meta:word-count="821" meta:character-count="5148" meta:non-whitespace-character-count="4359"/>
  </office:meta>
</office:document-meta>
</file>